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7"/>
    <style:style style:name="P75" style:family="paragraph" style:parent-style-name="Standard" style:list-style-name="L68"/>
    <style:style style:name="P76" style:family="paragraph" style:parent-style-name="Standard" style:list-style-name="L69"/>
    <style:style style:name="P77" style:family="paragraph" style:parent-style-name="Standard" style:list-style-name="L70"/>
    <style:style style:name="P78" style:family="paragraph" style:parent-style-name="Standard" style:list-style-name="L71"/>
    <style:style style:name="P79" style:family="paragraph" style:parent-style-name="Standard" style:list-style-name="L72"/>
    <style:style style:name="P80" style:family="paragraph" style:parent-style-name="Standard" style:list-style-name="L73"/>
    <style:style style:name="P81" style:family="paragraph" style:parent-style-name="Standard" style:list-style-name="L74"/>
    <style:style style:name="P82" style:family="paragraph" style:parent-style-name="Standard" style:list-style-name="L75"/>
    <style:style style:name="P83" style:family="paragraph" style:parent-style-name="Standard" style:list-style-name="L76"/>
    <style:style style:name="P84" style:family="paragraph" style:parent-style-name="Standard" style:list-style-name="L77"/>
    <style:style style:name="P85" style:family="paragraph" style:parent-style-name="Standard" style:list-style-name="L78"/>
    <style:style style:name="P86" style:family="paragraph" style:parent-style-name="Standard" style:list-style-name="L79"/>
    <style:style style:name="P87" style:family="paragraph" style:parent-style-name="Standard" style:list-style-name="L80"/>
    <style:style style:name="P88" style:family="paragraph" style:parent-style-name="Standard" style:list-style-name="L81"/>
    <style:style style:name="P89" style:family="paragraph" style:parent-style-name="Standard" style:list-style-name="L82"/>
    <style:style style:name="P90" style:family="paragraph" style:parent-style-name="Standard" style:list-style-name="L83"/>
    <style:style style:name="P91" style:family="paragraph" style:parent-style-name="Standard" style:list-style-name="L84"/>
    <style:style style:name="P92" style:family="paragraph" style:parent-style-name="Standard" style:list-style-name="L85"/>
    <style:style style:name="P93" style:family="paragraph" style:parent-style-name="Standard" style:list-style-name="L86"/>
    <style:style style:name="P94" style:family="paragraph" style:parent-style-name="Standard" style:list-style-name="L87"/>
    <style:style style:name="P95" style:family="paragraph" style:parent-style-name="Standard" style:list-style-name="L88"/>
    <style:style style:name="P96" style:family="paragraph" style:parent-style-name="Standard" style:list-style-name="L89"/>
    <style:style style:name="P97" style:family="paragraph" style:parent-style-name="Standard" style:list-style-name="L90"/>
    <style:style style:name="P98" style:family="paragraph" style:parent-style-name="Standard" style:list-style-name="L91"/>
    <style:style style:name="P99" style:family="paragraph" style:parent-style-name="Standard" style:list-style-name="L92"/>
    <style:style style:name="P100" style:family="paragraph" style:parent-style-name="Standard" style:list-style-name="L93"/>
    <style:style style:name="P101" style:family="paragraph" style:parent-style-name="Standard" style:list-style-name="L94"/>
    <style:style style:name="P102" style:family="paragraph" style:parent-style-name="Standard" style:list-style-name="L95"/>
    <style:style style:name="P103" style:family="paragraph" style:parent-style-name="Standard" style:list-style-name="L96"/>
    <style:style style:name="P104" style:family="paragraph" style:parent-style-name="Standard" style:list-style-name="L97"/>
    <style:style style:name="P105" style:family="paragraph" style:parent-style-name="Standard" style:list-style-name="L98"/>
    <style:style style:name="P106" style:family="paragraph" style:parent-style-name="Standard" style:list-style-name="L99"/>
    <style:style style:name="P107" style:family="paragraph" style:parent-style-name="Standard" style:list-style-name="L100"/>
    <style:style style:name="P108" style:family="paragraph" style:parent-style-name="Standard" style:list-style-name="L101"/>
    <style:style style:name="P109" style:family="paragraph" style:parent-style-name="Standard" style:list-style-name="L103"/>
    <style:style style:name="P110" style:family="paragraph" style:parent-style-name="Standard" style:list-style-name="L102">
      <style:paragraph-properties fo:margin-left="0.9846in" fo:margin-right="0in" fo:text-indent="0in" style:auto-text-indent="false">
        <style:tab-stops/>
      </style:paragraph-properties>
    </style:style>
    <style:style style:name="P111" style:family="paragraph" style:parent-style-name="Text_20_body" style:list-style-name="L19">
      <style:text-properties style:font-name="ArialMT" fo:font-size="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T15"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9.4</text:p>
      <text:list xml:id="list4722032989164597700" text:style-name="L103">
        <text:list-item>
          <text:p text:style-name="P109">attempts to fix over-size initial gui.<text:line-break/></text:p>
        </text:list-item>
      </text:list>
      <text:p text:style-name="Standard">version 3.9.3</text:p>
      <text:list xml:id="list6133883114511493496" text:style-name="L1">
        <text:list-item>
          <text:p text:style-name="P9">makes various improvements to the 'detectability' calculator to make it easier to use.<text:line-break/></text:p>
        </text:list-item>
      </text:list>
      <text:p text:style-name="Standard">version 3.9.2</text:p>
      <text:list xml:id="list5022238658277458883" text:style-name="L2">
        <text:list-item>
          <text:p text:style-name="P10">adds a 'detectability' calculator for use in pre-planning event observation.<text:line-break/></text:p>
        </text:list-item>
        <text:list-item>
          <text:p text:style-name="P10">'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3697357802871411839" text:style-name="L3">
        <text:list-item>
          <text:p text:style-name="P11">adds an snr calculation to the <text:span text:style-name="T15">Calc baseline stats</text:span> button.<text:line-break/></text:p>
        </text:list-item>
      </text:list>
      <text:p text:style-name="Standard">version 3.9.0</text:p>
      <text:list xml:id="list3791841764575931927" text:style-name="L4">
        <text:list-item>
          <text:p text:style-name="P12">restored the right-click help to the <text:span text:style-name="T15">Mark baseline region</text:span> | <text:span text:style-name="T15">Clear baseline region</text:span> | <text:span text:style-name="T15">Calc baseline mean/sigma/corr coeffs</text:span> buttons that got lost during the scrollable gui experiment.<text:line-break/></text:p>
        </text:list-item>
      </text:list>
      <text:p text:style-name="Standard">version 3.8.9</text:p>
      <text:list xml:id="list2768104028745419665" text:style-name="L5">
        <text:list-item>
          <text:p text:style-name="P13">Changed the label on the <text:span text:style-name="T15">Write csv file</text:span> button to <text:span text:style-name="T15">Save current light-curve</text:span> to more intuitively suggest what is hiding behind this button.<text:line-break/></text:p>
        </text:list-item>
      </text:list>
      <text:p text:style-name="Standard">version 3.8.8</text:p>
      <text:list xml:id="list3402526042822980296" text:style-name="L6">
        <text:list-item>
          <text:p text:style-name="P14">fixed a bug that sometimes kept events that contained a single point at the bottom from producing a report.<text:line-break/></text:p>
        </text:list-item>
      </text:list>
      <text:p text:style-name="Standard">version 3.8.7</text:p>
      <text:list xml:id="list8245767881439116309" text:style-name="L7">
        <text:list-item>
          <text:p text:style-name="P15">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9083759609522725198" text:style-name="L8">
        <text:list-item>
          <text:p text:style-name="P16">checks for only a single light-curve in the csv file which was causing a 'list index out of range' error message<text:line-break/></text:p>
        </text:list-item>
      </text:list>
      <text:p text:style-name="Standard">version 3.8.5</text:p>
      <text:list xml:id="list8786890503698901562" text:style-name="L9">
        <text:list-item>
          <text:p text:style-name="P17">changed the way QGridLayout was referenced.<text:line-break/></text:p>
        </text:list-item>
      </text:list>
      <text:p text:style-name="Standard"><text:soft-page-break/>version 3.8.4</text:p>
      <text:list xml:id="list8640338481957614080" text:style-name="L10">
        <text:list-item>
          <text:p text:style-name="P18">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18"/>
        </text:list-item>
      </text:list>
      <text:p text:style-name="Standard">version 3.8.3</text:p>
      <text:list xml:id="list6614740705551732447" text:style-name="L11">
        <text:list-item>
          <text:p text:style-name="P19">adds display of light-curve name (if available in the csv file) to the curve-to-be-analyzed and the normalization curve next to their selection spinners.<text:line-break/></text:p>
        </text:list-item>
      </text:list>
      <text:p text:style-name="Standard">version 3.8.2</text:p>
      <text:list xml:id="list7537909696647784660" text:style-name="L12">
        <text:list-item>
          <text:p text:style-name="P20">3.7.5 introduced a scrollable GUI for small screens. Unfortunately, that caused resizing problem for all users. The version reverts back to the original GUI design.<text:line-break/></text:p>
        </text:list-item>
        <text:list-item>
          <text:p text:style-name="P20">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2986736802732085425" text:style-name="L13">
        <text:list-item>
          <text:p text:style-name="P21">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7971732925132010884" text:style-name="L14">
        <text:list-item>
          <text:p text:style-name="P22">adds a tutorial button to supply a quick-start for new or infrequent users.<text:line-break/></text:p>
        </text:list-item>
      </text:list>
      <text:p text:style-name="Standard">version 3.7.9</text:p>
      <text:list xml:id="list4702978678978064849" text:style-name="L15">
        <text:list-item>
          <text:p text:style-name="P23">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2578088551039065918" text:style-name="L16">
        <text:list-item>
          <text:p text:style-name="P24">added visible left, top, and bottom axes to main plot (with ticks to make easier to associate timestamp with point).<text:line-break/></text:p>
        </text:list-item>
      </text:list>
      <text:p text:style-name="Standard">version 3.7.7</text:p>
      <text:list xml:id="list4599506806274810415" text:style-name="L17">
        <text:list-item>
          <text:p text:style-name="P25">if timestamps are available in the csv file, they are used as x axis labels in the main plot.<text:line-break/></text:p>
        </text:list-item>
      </text:list>
      <text:p text:style-name="Standard">version 3.7.6</text:p>
      <text:list xml:id="list5463817882702026617" text:style-name="L18">
        <text:list-item>
          <text:p text:style-name="P26"><text:soft-page-break/>changed the way QMainWindow and Qapplication were referenced to accommodate the latest Anaconda version, which has reorganized where those modules are stored. </text:p>
          <text:p text:style-name="P26">This was causing a fatal startup error.<text:line-break/> </text:p>
        </text:list-item>
      </text:list>
      <text:p text:style-name="Standard">version 3.7.5</text:p>
      <text:list xml:id="list7505634923173799164" text:style-name="L19">
        <text:list-item>
          <text:p text:style-name="P111">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11">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1636154919784020910" text:style-name="L20">
        <text:list-item>
          <text:p text:style-name="P27">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274816382935710378" text:style-name="L21">
        <text:list-item>
          <text:p text:style-name="P28">adds code line needed by any Mac users that are running Big Sur<text:line-break/></text:p>
        </text:list-item>
      </text:list>
      <text:p text:style-name="Standard">version 3.7.2</text:p>
      <text:list xml:id="list620833524461619698" text:style-name="L22">
        <text:list-item>
          <text:p text:style-name="P29">fixes bug that caused all analysis attempts to 'stall'</text:p>
        </text:list-item>
      </text:list>
      <text:p text:style-name="Standard"/>
      <text:p text:style-name="Standard">version 3.7.1</text:p>
      <text:list xml:id="list4916425314986423330" text:style-name="L23">
        <text:list-item>
          <text:p text:style-name="P30">fixed a bug in the r limb angle entry<text:line-break/></text:p>
        </text:list-item>
      </text:list>
      <text:p text:style-name="Standard">version 3.7.0</text:p>
      <text:list xml:id="list6945724535373416518" text:style-name="L24">
        <text:list-item>
          <text:p text:style-name="P31">adds right-click help to ast speed label giving the equation to use if asteroid speed is not available but asteroid diameter and maximum duration are specified<text:line-break/></text:p>
        </text:list-item>
        <text:list-item>
          <text:p text:style-name="P31">adds suggestion to right-click help on penumbral fit checkbox for how to find the penumbral curve csv file that is provided for practice purposes.<text:line-break/></text:p>
        </text:list-item>
      </text:list>
      <text:p text:style-name="Standard">version 3.6.8</text:p>
      <text:list xml:id="list8026346625346005162" text:style-name="L25">
        <text:list-item>
          <text:p text:style-name="P32">adds modeling of off centerline observations to lightcurve calibration curve generation<text:line-break/><text:soft-page-break/></text:p>
        </text:list-item>
      </text:list>
      <text:p text:style-name="Standard">version 3.6.7</text:p>
      <text:list xml:id="list8389589673479652139" text:style-name="L26">
        <text:list-item>
          <text:p text:style-name="P33">clarified the location of the Enable Manual Timestamp Entry checkbox in the pop-up message appears when there are no timestamps in the csv file.<text:line-break/></text:p>
        </text:list-item>
      </text:list>
      <text:p text:style-name="Standard">version 3.6.6</text:p>
      <text:list xml:id="list1278045777079283333" text:style-name="L27">
        <text:list-item>
          <text:p text:style-name="P34">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06534205714874561" text:style-name="L28">
        <text:list-item>
          <text:p text:style-name="P35">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309782572499494925" text:style-name="L29">
        <text:list-item>
          <text:p text:style-name="P36">version 3.6.2 would open .xlsx Report file on Mac, but not Windows. This version attempts to fix that (Windows needs a different command to open a file).<text:line-break/></text:p>
        </text:list-item>
      </text:list>
      <text:p text:style-name="Standard">version 3.6.2</text:p>
      <text:list xml:id="list627381813148902879" text:style-name="L30">
        <text:list-item>
          <text:p text:style-name="P37">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1924438494035347800" text:style-name="L31">
        <text:list-item>
          <text:p text:style-name="P38">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7210343129560395294" text:style-name="L32">
        <text:list-item>
          <text:p text:style-name="P39"><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39"><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411124983712304562" text:style-name="L33">
        <text:list-item>
          <text:p text:style-name="P40">fixed another bug in penumbral curve fit and removed diagnostic printouts.<text:line-break/></text:p>
        </text:list-item>
      </text:list>
      <text:p text:style-name="Standard">version 3.5.8</text:p>
      <text:list xml:id="list6614688301693463780" text:style-name="L34">
        <text:list-item>
          <text:p text:style-name="P41">fixed a number of bugs in the penumbral curve fit code<text:line-break/></text:p>
        </text:list-item>
      </text:list>
      <text:p text:style-name="Standard">version 3.5.7</text:p>
      <text:list xml:id="list8554402767206627984" text:style-name="L35">
        <text:list-item>
          <text:p text:style-name="P42">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041862057908319014" text:style-name="L36">
        <text:list-item>
          <text:p text:style-name="P43">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6636399963685156511" text:style-name="L37">
        <text:list-item>
          <text:p text:style-name="P44"><text:soft-page-break/>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5058481045084729042" text:style-name="L38">
        <text:list-item>
          <text:p text:style-name="P45">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402062072485022549" text:style-name="L39">
        <text:list-item>
          <text:p text:style-name="P46">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396156579613674803" text:style-name="L40">
        <text:list-item>
          <text:p text:style-name="P47">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1498413309027607256" text:style-name="L41">
        <text:list-item>
          <text:p text:style-name="P48">Added additional references to the North American Excel Spreadsheet report in the new section of the final report that bangs on about the start-of-exposure timing convention.<text:line-break/></text:p>
        </text:list-item>
      </text:list>
      <text:p text:style-name="Standard">version 3.5.0</text:p>
      <text:list xml:id="list1892317241563186767" text:style-name="L42">
        <text:list-item>
          <text:p text:style-name="P4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49">NEW: when 'trims' have been placed, a 'write csv' process will honor those values and produce a 'trimmed' output file.<text:line-break/></text:p>
        </text:list-item>
        <text:list-item>
          <text:p text:style-name="P49">NEW: when a light curve has been 'normalized', the changed values are written <text:soft-page-break/>to the data table where, once again, a 'write csv' process will capture the results.<text:line-break/></text:p>
        </text:list-item>
        <text:list-item>
          <text:p text:style-name="P49">Added additional reminders that the start-of-exposure timestamp/timing convention is employed.</text:p>
        </text:list-item>
      </text:list>
      <text:p text:style-name="Standard"/>
      <text:p text:style-name="Standard">version 3.4.9</text:p>
      <text:list xml:id="list4004713718862654727" text:style-name="L43">
        <text:list-item>
          <text:p text:style-name="P50">Added some explanatory language to the “Excel report” section regarding the proper interpretation of the 'false positive probability' number.<text:line-break/></text:p>
        </text:list-item>
      </text:list>
      <text:p text:style-name="Standard">version 3.4.8</text:p>
      <text:list xml:id="list918919199465086302" text:style-name="L44">
        <text:list-item>
          <text:p text:style-name="P51">This version deals more realistically with high magDrop lightcurves by defining a 'limiting magDrop' as: <text:line-break/><text:line-break/><text:tab/>limMagDrop = 2.5 * log10( B / std(A) ) <text:line-break/><text:line-break/><text:tab/>std(A) is the noise level of A.</text:p>
          <text:p text:style-name="P51"><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478463342300788595" text:style-name="L45">
        <text:list-item>
          <text:p text:style-name="P52">Automatically loads the correct version of Adv2<text:line-break/></text:p>
        </text:list-item>
      </text:list>
      <text:p text:style-name="Standard">version 3.4.6</text:p>
      <text:list xml:id="list6003303093613856468" text:style-name="L46">
        <text:list-item>
          <text:p text:style-name="P53">Adds AAV Version 2 file as a type that can be read (important when Do OCR check is enabled)</text:p>
        </text:list-item>
      </text:list>
      <text:p text:style-name="Standard"/>
      <text:p text:style-name="Standard">version 3.4.5</text:p>
      <text:list xml:id="list5620754489312082189" text:style-name="L47">
        <text:list-item>
          <text:p text:style-name="P54">Fixes block integration which was failing when more than 4 lightcurves were being processed.<text:line-break/></text:p>
        </text:list-item>
        <text:list-item>
          <text:p text:style-name="P54"><text:soft-page-break/>Made use diff and Do OCR checkboxes sticky.<text:line-break/></text:p>
        </text:list-item>
      </text:list>
      <text:p text:style-name="Standard">version 3.4.4</text:p>
      <text:list xml:id="list7848124610990760362" text:style-name="L48">
        <text:list-item>
          <text:p text:style-name="P5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020902494254147226" text:style-name="L49">
        <text:list-item>
          <text:p text:style-name="P5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4518638383459286284" text:style-name="L50">
        <text:list-item>
          <text:p text:style-name="P5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057153685734024629" text:style-name="L51">
        <text:list-item>
          <text:p text:style-name="P5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58">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5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ext:soft-page-break/>To learn how to use the new procedure (which is a bit 'fiddly'), right-click on the penumbral fit checkbox --- be patient; play around.<text:line-break/> </text:p>
        </text:list-item>
      </text:list>
      <text:p text:style-name="Standard">version 3.4.0</text:p>
      <text:list xml:id="list6464370478468745526" text:style-name="L52">
        <text:list-item>
          <text:p text:style-name="P59">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9187468431772869360" text:style-name="L53">
        <text:list-item>
          <text:p text:style-name="P60">Automatically installs cv2 if not already present. <text:s/>This package is needed for the new frame view feature.<text:line-break/></text:p>
        </text:list-item>
      </text:list>
      <text:p text:style-name="Standard">version 3.3.8</text:p>
      <text:list xml:id="list5888708351551902501" text:style-name="L54">
        <text:list-item>
          <text:p text:style-name="P61">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668026250609970846" text:style-name="L55">
        <text:list-item>
          <text:p text:style-name="P62">A new button (View frame) with an associated spinner for entry of a frame number has been added:</text:p>
          <text:p text:style-name="P62"/>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text:soft-page-break/>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793844160680220735" text:style-name="L56">
        <text:list-item>
          <text:p text:style-name="P63">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315875932703919420" text:style-name="L57">
        <text:list-item>
          <text:p text:style-name="P64">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312998440305006951" text:style-name="L58">
        <text:list-item>
          <text:p text:style-name="P65">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712495290566437510" text:style-name="L59">
        <text:list-item>
          <text:p text:style-name="P6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79000037238306932" text:style-name="L60">
        <text:list-item>
          <text:p text:style-name="P67">Changed main plot so that the scroll wheel only zooms the x axis.</text:p>
        </text:list-item>
        <text:list-item>
          <text:p text:style-name="P67">Changed lightcurve plot so that it conforms properly to 'start-of-exposure'.<text:line-break/></text:p>
        </text:list-item>
      </text:list>
      <text:p text:style-name="Standard">version 3.2.8</text:p>
      <text:list xml:id="list2434113194765723361" text:style-name="L61">
        <text:list-item>
          <text:p text:style-name="P68">Changed font size in help files --- it was fine for Mac but too big for Win10<text:line-break/></text:p>
        </text:list-item>
      </text:list>
      <text:p text:style-name="Standard">version 3.2.7</text:p>
      <text:list xml:id="list5667997934023112845" text:style-name="L62">
        <text:list-item>
          <text:p text:style-name="P69"><text:soft-page-break/>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55201748801466089" text:style-name="L63">
        <text:list-item>
          <text:p text:style-name="P70">This is a 'cosmetic' release --- there should be NO detectable differences from version 3.2.5 in terms of functionality.</text:p>
        </text:list-item>
        <text:list-item>
          <text:p text:style-name="P70">All python files were brought into compliance with PEP 8 coding standards. <text:s/>Only I care about that.</text:p>
        </text:list-item>
        <text:list-item>
          <text:p text:style-name="P7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70">All this 'cosmetic' work is in preparation for working on PyOTE issues again.<text:line-break/> </text:p>
        </text:list-item>
      </text:list>
      <text:p text:style-name="Standard">version 3.2.5</text:p>
      <text:list xml:id="list8665684565981333506" text:style-name="L64">
        <text:list-item>
          <text:p text:style-name="P7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317381817748007041" text:style-name="L65">
        <text:list-item>
          <text:p text:style-name="P72">Modified the test for newer version to accommodate the different strings returned by pip 18.1 and pip 19.0+</text:p>
        </text:list-item>
        <text:list-item>
          <text:p text:style-name="P72">Added ability to invoke PyOTE from PyMovie with an externally supplied csv file that is automatically opened.<text:line-break/></text:p>
        </text:list-item>
      </text:list>
      <text:p text:style-name="Standard">version 3.2.3</text:p>
      <text:list xml:id="list777949277336727884" text:style-name="L66">
        <text:list-item>
          <text:p text:style-name="P73">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73">Added support for the PyMovie csv format<text:line-break/></text:p>
        </text:list-item>
      </text:list>
      <text:p text:style-name="Standard">version 3.2.1</text:p>
      <text:list xml:id="list7892293260315185242" text:style-name="L67">
        <text:list-item>
          <text:p text:style-name="P7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text:soft-page-break/>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11971504894330864" text:style-name="L68">
        <text:list-item>
          <text:p text:style-name="P75">Changed GUI to better align text on min max edit boxes to avoid confusion.<text:line-break/></text:p>
        </text:list-item>
      </text:list>
      <text:p text:style-name="Standard">version 3.1.9</text:p>
      <text:list xml:id="list3220683901843925993" text:style-name="L69">
        <text:list-item>
          <text:p text:style-name="P76">Fixed a bug in the test for a min/max solution search being constrained by a too large min value.<text:line-break/></text:p>
        </text:list-item>
      </text:list>
      <text:p text:style-name="Standard">version 3.1.8</text:p>
      <text:list xml:id="list6644470180147270308" text:style-name="L70">
        <text:list-item>
          <text:p text:style-name="P77">version 3.1.7 was released without an updated version history. <text:s/>Here is what was changed in 3.1.7:<text:line-break/></text:p>
        </text:list-item>
        <text:list-item>
          <text:p text:style-name="P7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917806037262020719" text:style-name="L71">
        <text:list-item>
          <text:p text:style-name="P78">Values entered in the Manual Timestamp Entry dialog box are now 'sticky', thus making corrections easy to do without requiring re-entry of all data. </text:p>
          <text:p text:style-name="P78"><text:line-break/>Also trapped is the case where a user has entered a custom frame time but failed to click the radio button indicating that it is to be used.<text:line-break/></text:p>
        </text:list-item>
      </text:list>
      <text:p text:style-name="Standard">version 3.1.5:</text:p>
      <text:list xml:id="list8088066134825279685" text:style-name="L72">
        <text:list-item>
          <text:p text:style-name="P7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text:soft-page-break/>version 3.1.4:</text:p>
      <text:list xml:id="list1122120668016450131" text:style-name="L73">
        <text:list-item>
          <text:p text:style-name="P80">Fixed error in new dropped reading detection logic when light curve was processed in field mode.<text:line-break/></text:p>
        </text:list-item>
        <text:list-item>
          <text:p text:style-name="P80">Cleaned up some language in tooltips.<text:line-break/></text:p>
        </text:list-item>
      </text:list>
      <text:p text:style-name="Standard">version 3.1.3:</text:p>
      <text:list xml:id="list8348395717242387897" text:style-name="L74">
        <text:list-item>
          <text:p text:style-name="P8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81">Eliminated the 'entry num' column in the data matrix at the lower left of the GUI. The 'entry num' is unused and a possible source of confusion with the frame or field number for the unwary.<text:line-break/></text:p>
        </text:list-item>
        <text:list-item>
          <text:p text:style-name="P81">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155180964518559199" text:style-name="L75">
        <text:list-item>
          <text:p text:style-name="P82">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196834427781532752" text:style-name="L76">
        <text:list-item>
          <text:p text:style-name="P8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8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8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645189971249032735" text:style-name="L77">
        <text:list-item>
          <text:p text:style-name="P84"><text:soft-page-break/>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1137250050752472279" text:style-name="L78">
        <text:list-item>
          <text:p text:style-name="P8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108767157814066442" text:style-name="L79">
        <text:list-item>
          <text:p text:style-name="P86">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286992174130784910" text:style-name="L80">
        <text:list-item>
          <text:p text:style-name="P87">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548098053126031420" text:style-name="L81">
        <text:list-item>
          <text:p text:style-name="P8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74236472044450552" text:style-name="L82">
        <text:list-item>
          <text:p text:style-name="P89">Disable the Accept integration button when user overrides an automatic block analysis with a manual block selection followed by a click on the Block integrate button.<text:line-break/></text:p>
        </text:list-item>
      </text:list>
      <text:p text:style-name="Standard">version 2.1.4:</text:p>
      <text:list xml:id="list7820210213526061281" text:style-name="L83">
        <text:list-item>
          <text:p text:style-name="P90">Corrected a bug that kept manual selection of block integration from being performed after a refusal to accept the automatic block analysis results.<text:line-break/></text:p>
        </text:list-item>
      </text:list>
      <text:p text:style-name="Standard">version 2.1.3:</text:p>
      <text:list xml:id="list9011133792323797795" text:style-name="L84">
        <text:list-item>
          <text:p text:style-name="P9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text:soft-page-break/>version 2.1.2:</text:p>
      <text:list xml:id="list1703996748481418689" text:style-name="L85">
        <text:list-item>
          <text:p text:style-name="P9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3303129239318131747" text:style-name="L86">
        <text:list-item>
          <text:p text:style-name="P93">Added progress bar tracking of block integration analysis because it can take an extended amount of time to complete the analysis when the light curve has many points.<text:line-break/></text:p>
        </text:list-item>
      </text:list>
      <text:p text:style-name="Standard">version 2.1.0</text:p>
      <text:list xml:id="list2249275599184852992" text:style-name="L87">
        <text:list-item>
          <text:p text:style-name="P9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963715692774374965" text:style-name="L88">
        <text:list-item>
          <text:p text:style-name="P95">Made the selection of Tooltip display 'sticky'</text:p>
        </text:list-item>
        <text:list-item>
          <text:p text:style-name="P95">Duration calculation when D and R span midnight now handled correctly</text:p>
        </text:list-item>
      </text:list>
      <text:p text:style-name="Standard"/>
      <text:p text:style-name="Standard">version 2.0.8</text:p>
      <text:list xml:id="list6398214869625622032" text:style-name="L89">
        <text:list-item>
          <text:p text:style-name="P96">toolTips changed to invoke and display in a custom dialog box that can be moved and resized to better accommodate legacy displays</text:p>
        </text:list-item>
        <text:list-item>
          <text:p text:style-name="P96">Calc flash timing calculation fixed to properly deal with the non-integer frame numbers that can result from field processed csv files</text:p>
        </text:list-item>
        <text:list-item>
          <text:p text:style-name="P96">Flash timing has been verified to work with integrated light curves</text:p>
        </text:list-item>
        <text:list-item>
          <text:p text:style-name="P9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159255673109040504" text:style-name="L90">
        <text:list-item>
          <text:p text:style-name="P97">Adds a button to calculate the edge position of an LED timing flash.</text:p>
        </text:list-item>
        <text:list-item>
          <text:p text:style-name="P9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9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97">Adds a checkbox to force manual entry of timestamp info. <text:s/>This is useful when <text:soft-page-break/>OCR on a VTI timed light curve has catastrophic errors. <text:s/>It is always employed when using LED flash timing.</text:p>
        </text:list-item>
      </text:list>
      <text:list xml:id="list981154330079199741" text:style-name="L91">
        <text:list-item>
          <text:p text:style-name="P98">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635297640677916914" text:style-name="L92">
        <text:list-item>
          <text:p text:style-name="P9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778091572291417612" text:style-name="L93">
        <text:list-item>
          <text:p text:style-name="P100">files generated by pyote now contain PYOTE in the filename.<text:line-break/></text:p>
        </text:list-item>
        <text:list-item>
          <text:p text:style-name="P10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1940753174730211444" text:style-name="L94">
        <text:list-item>
          <text:p text:style-name="P10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367399550438554370" text:style-name="L95">
        <text:list-item>
          <text:p text:style-name="P10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200723703153087283" text:style-name="L96">
        <text:list-item>
          <text:p text:style-name="P10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721070649936034927" text:style-name="L97">
        <text:list-item>
          <text:p text:style-name="P104">improved handling of D and R region selection so that one cannot enter an invalid configuration --- automatic corrections/changes are applied.<text:line-break/></text:p>
        </text:list-item>
        <text:list-item>
          <text:p text:style-name="P10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04"><text:soft-page-break/>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848777492203767414" text:style-name="L98">
        <text:list-item>
          <text:p text:style-name="P105">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339731543408567594" text:style-name="L99">
        <text:list-item>
          <text:p text:style-name="P10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0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899896285268915169" text:style-name="L100">
        <text:list-item>
          <text:p text:style-name="P107">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2623957005963409893" text:style-name="L101">
        <text:list-item>
          <text:p text:style-name="P10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0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0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0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1296834408952652221" text:style-name="L102">
        <text:list-item>
          <text:p text:style-name="P11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0-29T20:24:29</dc:date>
    <meta:editing-cycles>139</meta:editing-cycles>
    <meta:editing-duration>PT23H38M28S</meta:editing-duration>
    <dc:creator>Robert Anderson</dc:creator>
    <meta:document-statistic meta:table-count="0" meta:image-count="3" meta:object-count="0" meta:page-count="19" meta:paragraph-count="269" meta:word-count="7325" meta:character-count="42767"/>
    <meta:template xlink:type="simple" xlink:actuate="onRequest" xlink:title="" xlink:href="Normal"/>
  </office:meta>
</office:document-meta>
</file>